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BZip2InputStream.avai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BZip2InputStream.setupRandPart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BZip2InputStream.recvDecodingTables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6">
            <text:p text:style-name="Table_20_Contents">26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BZip2InputStream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BZip2InputStream.compressedStreamEO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BZip2InputStream.bsR( final int 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BZip2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BZip2InputStream.readUnsigned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BZip2InputStream.badBlock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BZip2InputStream.comp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BZip2InputStream.bsFinishedWith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BZip2InputStream.setupNoRandPart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BZip2InputStream.endB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BZip2InputStream.buildInUseTabl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BZip2InputStream.getAndMoveToFrontDecode(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01">
            <text:p text:style-name="Table_20_Contents">101</text:p>
          </table:table-cell>
          <table:table-cell office:value-type="float" office:value="189">
            <text:p text:style-name="Table_20_Contents">189</text:p>
          </table:table-cell>
        </table:table-row>
        <table:table-row>
          <table:table-cell office:value-type="string">
            <text:p text:style-name="Table_20_Contents">CBZip2InputStream.setupBlock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BZip2InputStream.setDecompressStructureSizes( int newSize100k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BZip2InputStream.CBZip2InputStream( final 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BZip2InputStream.setupRandPartA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BZip2InputStream.hbCreateDecodeTables( final int [ ] limit , final int [ ] base , final int [ ] perm , final char [ ] length , final int minLen , final int maxLen , final int alphaSiz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CBZip2InputStream.cadvi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BZip2InputStream.blockOver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BZip2InputStream.initBlock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BZip2InputStream.makeMap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BZip2InputStream.setupNoRandPartB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BZip2InputStream.bsSetStream( final 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BZip2InputStream.readVariableSizedInt( final int numB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BZip2InputStream.read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BZip2InputStream.setupRandPartB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BZip2InputStream.read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BZip2InputStream.crc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BZip2InputStream.setupNoRandPar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